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9637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9637"/>
    </style:style>
    <style:style style:name="T1" style:family="text">
      <style:text-properties style:font-name="Constantia" fo:font-size="12pt" style:font-size-asian="12pt"/>
    </style:style>
    <style:style style:name="T2" style:family="text">
      <style:text-properties style:font-name="Constantia" fo:font-size="12pt" officeooo:rsid="001c9637" style:font-size-asian="12pt"/>
    </style:style>
    <style:style style:name="T3" style:family="text">
      <style:text-properties style:font-name="Constantia" fo:font-size="12pt" style:text-underline-style="solid" style:text-underline-width="auto" style:text-underline-color="font-color" style:font-size-asian="12pt"/>
    </style:style>
    <style:style style:name="T4" style:family="text">
      <style:text-properties style:font-name="Constantia" fo:font-size="12pt" style:text-underline-style="solid" style:text-underline-width="auto" style:text-underline-color="font-color" officeooo:rsid="001c9637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">TABLAS: </text:span></text:p>
      <text:p text:style-name="P2"><text:span text:style-name="T1"><text:s/></text:span></text:p>
      <text:p text:style-name="P2"><text:span text:style-name="T1">Cliente (</text:span><text:span text:style-name="T3">DNI</text:span><text:span text:style-name="T1">, telefono?, nro, fechavto, cuil) <text:s/></text:span></text:p>
      <text:p text:style-name="P2"><text:span text:style-name="T1"><text:s/></text:span></text:p>
      <text:p text:style-name="P2"><text:span text:style-name="T1">Cuenta (</text:span><text:span text:style-name="T3">NROCUENTA</text:span><text:span text:style-name="T1">, fechaapertura) <text:s/></text:span></text:p>
      <text:p text:style-name="P2"><text:span text:style-name="T1"><text:s/></text:span></text:p>
      <text:p text:style-name="P2"><text:span text:style-name="T1">C</text:span><text:span text:style-name="T2">C</text:span><text:span text:style-name="T1"> (</text:span><text:span text:style-name="T3">ID_CC,</text:span><text:span text:style-name="T1"> dni</text:span><text:span text:style-name="T2">(fk)</text:span><text:span text:style-name="T1">, nrocuenta</text:span><text:span text:style-name="T2">(fk)</text:span><text:span text:style-name="T1">, estitular) <text:s/></text:span></text:p>
      <text:p text:style-name="P2"><text:span text:style-name="T1"><text:s/></text:span></text:p>
      <text:p text:style-name="P3"><text:span text:style-name="T1">Movimiento (</text:span><text:span text:style-name="T3">nrocuenta</text:span><text:span text:style-name="T4">(fk),nro</text:span><text:span text:style-name="T1">, desc, fecha) <text:s/></text:span></text:p>
      <text:p text:style-name="P2"><text:span text:style-name="T1"><text:s/></text:span></text:p>
      <text:p text:style-name="P3"><text:span text:style-name="T1">Clientevip (</text:span><text:span text:style-name="T3">DNI</text:span><text:span text:style-name="T1">) <text:s/></text:span></text:p>
      <text:p text:style-name="P2"><text:span text:style-name="T1"><text:s/></text:span></text:p>
      <text:p text:style-name="P1"><text:span text:style-name="T2">Posee</text:span><text:span text:style-name="T1"> (ID_CLIENTEVIP_BENEFICIOS, </text:span><text:span text:style-name="T4">dni(fk)</text:span><text:span text:style-name="T1">, </text:span><text:span text:style-name="T2">descripcion(fk)</text:span><text:span text:style-name="T1">) <text:s/></text:span></text:p>
      <text:p text:style-name="Standard"><text:span text:style-name="T1"/></text:p>
      <text:p text:style-name="P3"><text:span text:style-name="T1">Beneficios (</text:span><text:span text:style-name="T4">DESCRIPCION</text:span><text:span text:style-name="T1">)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22:28:18.846000000</meta:creation-date>
    <dc:date>2021-11-24T22:34:12.982000000</dc:date>
    <meta:editing-duration>PT5M55S</meta:editing-duration>
    <meta:editing-cycles>1</meta:editing-cycles>
    <meta:document-statistic meta:table-count="0" meta:image-count="0" meta:object-count="0" meta:page-count="1" meta:paragraph-count="14" meta:word-count="27" meta:character-count="292" meta:non-whitespace-character-count="252"/>
    <meta:generator>LibreOffice/7.1.4.2$Windows_X86_64 LibreOffice_project/a529a4fab45b75fefc5b6226684193eb000654f6</meta:generator>
  </office:meta>
</office:document-meta>
</file>